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false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4472in"/>
    </style:style>
    <style:style style:name="Table1.C" style:family="table-column">
      <style:table-column-properties style:column-width="0.6924in"/>
    </style:style>
    <style:style style:name="Table1.E" style:family="table-column">
      <style:table-column-properties style:column-width="0.6931in"/>
    </style:style>
    <style:style style:name="Table1.F" style:family="table-column">
      <style:table-column-properties style:column-width="0.97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625in"/>
    </style:style>
    <style:style style:name="Table1.I" style:family="table-column">
      <style:table-column-properties style:column-width="0.6875in"/>
    </style:style>
    <style:style style:name="Table1.J" style:family="table-column">
      <style:table-column-properties style:column-width="0.302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Courier 10 Pitch" fo:font-size="9pt" style:font-size-asian="9pt" style:font-size-complex="9pt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Courier 10 Pitch" fo:font-size="9pt" style:font-size-asian="9pt" style:font-size-complex="9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in" fo:margin-bottom="0in" fo:line-height="100%"/>
    </style:style>
    <style:style style:name="P7" style:family="paragraph" style:parent-style-name="Text_20_body">
      <style:paragraph-properties fo:margin-top="0in" fo:margin-bottom="0in" fo:line-height="100%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e Data Viz Project</text:p>
      <text:p text:style-name="P2"/>
      <text:p text:style-name="P2">Introduction</text:p>
      <text:p text:style-name="Standard"/>
      <text:p text:style-name="Standard">In this project, you use Bash scripting and a few utilities to create visualizations for one of my favorite datasets. <text:s/>(It's my favorite for a couple of reasons, among them that I grabbed this data on my own Raspberry Pi).</text:p>
      <text:p text:style-name="Standard"/>
      <text:p text:style-name="Standard">The data are in CSV format, stored in a compressed archive. <text:s/>They need to be unpacked and to be further processed to derive some additional information. <text:s/>There are a number of options for displaying the resulting data, and you can choose among them. </text:p>
      <text:p text:style-name="Standard"/>
      <text:p text:style-name="Standard">Among other resources, you can use the techniques described in the Chapter titled "Creating Visualizations" in your text. </text:p>
      <text:p text:style-name="Standard"/>
      <text:p text:style-name="Standard">Here's a link to a Google Slides presentation that explains a bit more background <text:s/>about how I acquired the data:</text:p>
      <text:p text:style-name="Standard"/>
      <text:p text:style-name="Standard"><text:a xlink:type="simple" xlink:href="https://docs.google.com/presentation/d/1wDkIlgVqM27orLpcm2gKkMuZHFTATptgvZmmocrj1mU/edit?usp=sharing" text:style-name="Internet_20_link" text:visited-style-name="Visited_20_Internet_20_Link">https://docs.google.com/presentation/d/1wDkIlgVqM27orLpcm2gKkMuZHFTATptgvZmmocrj1mU/edit?usp=sharing</text:a></text:p>
      <text:p text:style-name="Standard"/>
      <text:p text:style-name="P2">Data</text:p>
      <text:p text:style-name="Standard"/>
      <text:p text:style-name="Standard">The data are captured from a software-defined radio, and processed with a Python program. <text:s/>They represent the position and altitudes of planes in an approximately 100 mile radius around the receiver. <text:s/>This data stream is known as ADSB:</text:p>
      <text:p text:style-name="Standard"/>
      <text:p text:style-name="Standard"><text:a xlink:type="simple" xlink:href="https://en.wikipedia.org/wiki/Automatic_dependent_surveillance_–_broadcast" text:style-name="Internet_20_link" text:visited-style-name="Visited_20_Internet_20_Link">https://en.wikipedia.org/wiki/Automatic_dependent_surveillance_%E2%80%93_broadcast</text:a></text:p>
      <text:p text:style-name="Standard"/>
      <text:p text:style-name="Standard">The data are received at a rate of about one message per plane per second, and reduced by the Python program to one update per plane per minute. <text:s/>Here is a sample:</text:p>
      <text:p text:style-name="Standard"/>
      <text:p text:style-name="P3">20151016-201237,Updating,XXXXX,A27A43,19650,0,0,36, </text:p>
      <text:p text:style-name="P4">20151016-201238,Removing XXXXX,A4D65C, seen 10 times, 35 remaining </text:p>
      <text:p text:style-name="P4">20151016-201243,Adding,XXXXX,A6DD7A,0,0,0,36, </text:p>
      <text:p text:style-name="P4">20151016-201244,Updating,XXXXX,A81F50,0,0,0,36, </text:p>
      <text:p text:style-name="P4">20151016-201246,Removing XXXXX,AA0D35, seen 18 times, 35 remaining </text:p>
      <text:p text:style-name="P4">20151016-201249,Updating,XXXXX,AD20D1,1575,0,0,35, </text:p>
      <text:p text:style-name="P4">20151016-201251,Adding,XXXXX,A4645D,0,0,0,36, </text:p>
      <text:p text:style-name="P4">20151016-201258,Updating,XXXXX,A26FC9,0,0,0,36, </text:p>
      <text:p text:style-name="P4">20151016-201258,Updating,XXXXX,AD43D9,33000,0,0,36, </text:p>
      <text:p text:style-name="P4">20151016-201259,Updating,XXXXX,C04814,19525,0,0,36,5456 </text:p>
      <text:p text:style-name="P4">20151016-201259,Updating,XXXXX,A8119C,0,0,0,36, </text:p>
      <text:p text:style-name="P4">20151016-201305,Updating,XXXXX,A07BEF,35000,0,0,36, </text:p>
      <text:p text:style-name="P4">20151016-201316,Removing XXXXX,A5C2DD, seen 32 times, 35 remaining </text:p>
      <text:p text:style-name="P4">20151016-201317,Updating,DAL1669 ,A77AE0,10875,28.86243,-81.88972,35, </text:p>
      <text:p text:style-name="P4">20151016-201319,Adding,XXXXX,A7C45A,1100,0,0,36, </text:p>
      <text:p text:style-name="P4"><text:soft-page-break/>20151016-201321,Updating,WJA1165 ,C07EE6,3600,28.51227,-81.27696,36, </text:p>
      <text:p text:style-name="P4">20151016-201322,Pushing,36 </text:p>
      <text:p text:style-name="P4">20151016-201326,Updating,4270 <text:s text:c="3"/>,A5106E,33000,29.04002,-81.38313,36,6610 </text:p>
      <text:p text:style-name="P4">20151016-201326,Updating,AAL2022 ,ACA760,26975,29.12783,-81.39092,36,6001 </text:p>
      <text:p text:style-name="P4">20151016-201326,Updating,XXXXX,AA9A93,39000,0,0,36,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">Record Type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J1" office:value-type="string">
            <text:p text:style-name="P1">9</text:p>
          </table:table-cell>
        </table:table-row>
        <table:table-row>
          <table:table-cell table:style-name="Table1.A2" office:value-type="string">
            <text:p text:style-name="Table_20_Contents">Adding</text:p>
          </table:table-cell>
          <table:table-cell table:style-name="Table1.A2" office:value-type="string">
            <text:p text:style-name="Table_20_Contents">Date-time</text:p>
          </table:table-cell>
          <table:table-cell table:style-name="Table1.A2" office:value-type="string">
            <text:p text:style-name="Table_20_Contents">Fiight Number</text:p>
          </table:table-cell>
          <table:table-cell table:style-name="Table1.A2" office:value-type="string">
            <text:p text:style-name="Table_20_Contents">Hex Code</text:p>
          </table:table-cell>
          <table:table-cell table:style-name="Table1.A2" office:value-type="string">
            <text:p text:style-name="Table_20_Contents">Altitude</text:p>
          </table:table-cell>
          <table:table-cell table:style-name="Table1.A2" office:value-type="string">
            <text:p text:style-name="Table_20_Contents">Latitude</text:p>
          </table:table-cell>
          <table:table-cell table:style-name="Table1.A2" office:value-type="string">
            <text:p text:style-name="Table_20_Contents">Longitude</text:p>
          </table:table-cell>
          <table:table-cell table:style-name="Table1.A2" office:value-type="string">
            <text:p text:style-name="Table_20_Contents">Nplanes</text:p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Updating</text:p>
          </table:table-cell>
          <table:table-cell table:style-name="Table1.A2" office:value-type="string">
            <text:p text:style-name="Table_20_Contents">Date-time</text:p>
          </table:table-cell>
          <table:table-cell table:style-name="Table1.A2" office:value-type="string">
            <text:p text:style-name="Table_20_Contents">Flight Number</text:p>
          </table:table-cell>
          <table:table-cell table:style-name="Table1.A2" office:value-type="string">
            <text:p text:style-name="Table_20_Contents">Hex code</text:p>
          </table:table-cell>
          <table:table-cell table:style-name="Table1.A2" office:value-type="string">
            <text:p text:style-name="Table_20_Contents">Altitude</text:p>
          </table:table-cell>
          <table:table-cell table:style-name="Table1.A2" office:value-type="string">
            <text:p text:style-name="Table_20_Contents">Latitude</text:p>
          </table:table-cell>
          <table:table-cell table:style-name="Table1.A2" office:value-type="string">
            <text:p text:style-name="Table_20_Contents">Longitude</text:p>
          </table:table-cell>
          <table:table-cell table:style-name="Table1.A2" office:value-type="string">
            <text:p text:style-name="Table_20_Contents">Nplanes</text:p>
          </table:table-cell>
          <table:table-cell table:style-name="Table1.A2" office:value-type="string">
            <text:p text:style-name="Table_20_Contents">Squawk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moving</text:p>
          </table:table-cell>
          <table:table-cell table:style-name="Table1.A2" office:value-type="string">
            <text:p text:style-name="Table_20_Contents">Date-time</text:p>
          </table:table-cell>
          <table:table-cell table:style-name="Table1.A2" office:value-type="string">
            <text:p text:style-name="Table_20_Contents">Flight</text:p>
            <text:p text:style-name="Table_20_Contents">Number</text:p>
          </table:table-cell>
          <table:table-cell table:style-name="Table1.A2" office:value-type="string">
            <text:p text:style-name="Table_20_Contents">Hex code</text:p>
          </table:table-cell>
          <table:table-cell table:style-name="Table1.A2" office:value-type="string">
            <text:p text:style-name="Table_20_Contents">Times seen</text:p>
          </table:table-cell>
          <table:table-cell table:style-name="Table1.A2" office:value-type="string">
            <text:p text:style-name="Table_20_Contents">Planes remain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  <text:p text:style-name="Standard">Not all values are available for every record. <text:s/>Missing values are signified by successive commas with nothing in between. Often the planes do not transmit their Flight Number, more correctly referred to as a Call sign, and in that case, the program uses XXXXX.</text:p>
      <text:p text:style-name="Standard"/>
      <text:p text:style-name="Standard">When a plane is first tracked, the Adding record is emitted. <text:s/>During each successive minute while the plane is being tracked, an Updating record is emitted. <text:s/>Finally, when a plan has not been heard from for five minutes, the Removing message is emitted. </text:p>
      <text:p text:style-name="Standard"/>
      <text:p text:style-name="Standard">Date-time is in EST/EDT. <text:s/>Squawk is often absent, but it represents the identification code issued to the plane by a ground-based flight controller. <text:s/>Planes remaining indicates how many aircraft are still being tracked after this plane has been removed. <text:s/>Times seen is the total number of detail messages received from this aircraft while it was being tracked. </text:p>
      <text:p text:style-name="Standard"/>
      <text:p text:style-name="Standard">Hex code uniquely identifies a plane. <text:s/>While Flight Number may be missing (hence XXXXX), hex code should always be present. <text:s/>In fact, it is possible to look up the hex code in an FAA database and get the plane's tail number (usually starting with N), along with a lot of information from the aircraft registration, including the owner, the model of aircraft, engines, etc. <text:s/></text:p>
      <text:p text:style-name="Standard"/>
      <text:p text:style-name="Standard">With a flight number, it is possible to use proprietary (but free/inexpensive) APIs to look up arrival, destination routing and other information about the flight. </text:p>
      <text:p text:style-name="Standard"/>
      <text:p text:style-name="P2">Tasks</text:p>
      <text:p text:style-name="Standard"/>
      <text:p text:style-name="Standard">In the tasks below, you should interpret "visualization" creatively. <text:s/>It might be a graph or chart, but I am totally open to other ways (word clouds, infographics, whatever) that would show the information and allow us to detect any patterns. </text:p>
      <text:p text:style-name="Standard"/>
      <text:p text:style-name="Standard"><text:span text:style-name="T1">Choose two.</text:span> <text:s/>Try any one or more of the supplied data files as well. </text:p>
      <text:p text:style-name="Standard"/>
      <text:p text:style-name="P5">1. number of planes tracked each minute.</text:p>
      <text:p text:style-name="Text_20_body">Create some sort of visualization using the number of planes tracked during each minute of the dates in <text:soft-page-break/>the file. <text:s/></text:p>
      <text:p text:style-name="P7">2. number of planes tracked per hour</text:p>
      <text:p text:style-name="P6"/>
      <text:p text:style-name="P6">Basically the same thing as (1) above, but aggregated into 60 minute buckets and charted or otherwise visualized. </text:p>
      <text:p text:style-name="P6"/>
      <text:p text:style-name="P7">3. number of minutes each plane was heard.</text:p>
      <text:p text:style-name="P6"/>
      <text:p text:style-name="P6">So a visualization that shows each individual plane heard, with a graphical indication of how many minutes <text:s/>it was heard (computed from the difference in time between the Adding and the Removing messages). </text:p>
      <text:p text:style-name="P6"/>
      <text:p text:style-name="P7">4. distance to selected plane(s) minute-by-minute</text:p>
      <text:p text:style-name="P6"/>
      <text:p text:style-name="P6">This one requires a bit of calculation. <text:s/>That calculation could probably be done in any of the scripting languages described in your text, including Python or R, or even awk or withing gnuplot.</text:p>
      <text:p text:style-name="P6"/>
      <text:p text:style-name="P6">Calculate the distance from Valencia:</text:p>
      <text:p text:style-name="P6"/>
      <text:p text:style-name="Standard"><text:a xlink:type="simple" xlink:href="javascript:void(0)" text:style-name="Internet_20_link" text:visited-style-name="Visited_20_Internet_20_Link">28.522658, -81.464277</text:a></text:p>
      <text:p text:style-name="P6"/>
      <text:p text:style-name="P6">to each plane using something like this:</text:p>
      <text:p text:style-name="P6"/>
      <text:p text:style-name="P6"><text:a xlink:type="simple" xlink:href="http://stackoverflow.com/questions/365826/calculate-distance-between-2-gps-coordinates" text:style-name="Internet_20_link" text:visited-style-name="Visited_20_Internet_20_Link">http://stackoverflow.com/questions/365826/calculate-distance-between-2-gps-coordinates</text:a></text:p>
      <text:p text:style-name="P6"/>
      <text:p text:style-name="P6">Then develop a visualization that displays how the computed distance(s) change over time. </text:p>
      <text:p text:style-name="P6"/>
      <text:p text:style-name="P6">You might also be able to automate scraping a site like this:</text:p>
      <text:p text:style-name="P6"/>
      <text:p text:style-name="P6"><text:a xlink:type="simple" xlink:href="http://boulter.com/gps/distance/" text:style-name="Internet_20_link" text:visited-style-name="Visited_20_Internet_20_Link">http://boulter.com/gps/distance/</text:a></text:p>
      <text:p text:style-name="P6"/>
      <text:p text:style-name="P6">to get it to do the calculation for you.</text:p>
      <text:p text:style-name="P6"/>
      <text:p text:style-name="P6">It's also possible to compute the bearing (direction in degrees) to each plane over time. <text:s/>Interesting question how to visualize this one. <text:s/>Be creative. </text:p>
      <text:p text:style-name="P6"/>
      <text:p text:style-name="P7">5. distance between selected plane(s) minute-by-minute</text:p>
      <text:p text:style-name="P6"/>
      <text:p text:style-name="P6">Using the same sort of calculation as in (4) above, compute some distances between selected planes, minute-by-minute. <text:s/></text:p>
      <text:p text:style-name="P6"/>
      <text:p text:style-name="P6">Again, you could also compute bearings from one plane to another, as well. </text:p>
      <text:p text:style-name="P6"/>
      <text:p text:style-name="P7">6. number of times each plane heard</text:p>
      <text:p text:style-name="P6"/>
      <text:p text:style-name="P6">Like (3) above, but the number of times, not minutes heard. <text:s/>Gleaned from the stats in the Removing record. </text:p>
      <text:p text:style-name="P6"/>
      <text:p text:style-name="P7"><text:soft-page-break/>7. altitude of selected plane(s) , minute-by-minute</text:p>
      <text:p text:style-name="P6"/>
      <text:p text:style-name="P7">8. average altitude versus average distance, plane by plane.</text:p>
      <text:p text:style-name="P6"/>
      <text:p text:style-name="P6">The average altitude is computed by averaging all the altitude records for each plane, between the Adding and the Removing record. <text:s/>Same thing for distance, see (4) above for possible ways to calculate this. </text:p>
      <text:p text:style-name="P6"/>
      <text:p text:style-name="P7">9. Sparkline of plane altitude – X axis is whole timeline, Y is altitude, each plane shown, successive data points for the same plane connected with lines.</text:p>
      <text:p text:style-name="P6"/>
      <text:p text:style-name="P6">Please see:</text:p>
      <text:p text:style-name="P6"/>
      <text:p text:style-name="P6"><text:a xlink:type="simple" xlink:href="http://www.edwardtufte.com/bboard/q-and-a-fetch-msg?msg_id=0001OR" text:style-name="Internet_20_link" text:visited-style-name="Visited_20_Internet_20_Link">http://www.edwardtufte.com/bboard/q-and-a-fetch-msg?msg_id=0001OR</text:a></text:p>
      <text:p text:style-name="P6"/>
      <text:p text:style-name="P6">for some background from the inventor of this visualization technique. </text:p>
      <text:p text:style-name="P6"/>
      <text:p text:style-name="P7">10. Planes on Google map.</text:p>
      <text:p text:style-name="P7"/>
      <text:p text:style-name="P6">Plot some subset (or all) of the planes on a Google Map. <text:s text:c="3"/>Try this Google search:</text:p>
      <text:p text:style-name="P6"/>
      <text:p text:style-name="P6"><text:a xlink:type="simple" xlink:href="https://www.google.com/search?client=ubuntu&amp;channel=fs&amp;q=python+plot+gps+coordinates+on+google+map&amp;ie=utf-8&amp;oe=utf-8" text:style-name="Internet_20_link" text:visited-style-name="Visited_20_Internet_20_Link">https://www.google.com/search?client=ubuntu&amp;channel=fs&amp;q=python+plot+gps+coordinates+on+google+map&amp;ie=utf-8&amp;oe=utf-8</text:a></text:p>
      <text:p text:style-name="P6"/>
      <text:p text:style-name="P6">for some ideas. </text:p>
      <text:p text:style-name="P6"/>
      <text:p text:style-name="P7">11. Suggest another visualization for these data to me, and if I approve it, implement it.</text:p>
      <text:p text:style-name="P6"/>
      <text:p text:style-name="Standard">Links</text:p>
      <text:p text:style-name="Standard"/>
      <text:p text:style-name="Standard"><text:a xlink:type="simple" xlink:href="http://www.edwardtufte.com/bboard/q-and-a-fetch-msg?msg_id=0001OR" text:style-name="Internet_20_link" text:visited-style-name="Visited_20_Internet_20_Link">http://www.edwardtufte.com/bboard/q-and-a-fetch-msg?msg_id=0001OR</text:a></text:p>
      <text:p text:style-name="Standard"/>
      <text:p text:style-name="Standard"><text:a xlink:type="simple" xlink:href="http://flowingdata.com/" text:style-name="Internet_20_link" text:visited-style-name="Visited_20_Internet_20_Link">http://flowingdata.com/</text:a></text:p>
      <text:p text:style-name="Standard"/>
      <text:p text:style-name="Standard"><text:a xlink:type="simple" xlink:href="http://www.randalolson.com/2014/06/28/how-to-make-beautiful-data-visualizations-in-python-with-matplotlib/" text:style-name="Internet_20_link" text:visited-style-name="Visited_20_Internet_20_Link">http://www.randalolson.com/2014/06/28/how-to-make-beautiful-data-visualizations-in-python-with-matplotlib/</text:a></text:p>
      <text:p text:style-name="Standard"/>
      <text:p text:style-name="Standard"><text:a xlink:type="simple" xlink:href="http://www.analyticsvidhya.com/blog/2015/05/data-visualization-python/" text:style-name="Internet_20_link" text:visited-style-name="Visited_20_Internet_20_Link">http://www.analyticsvidhya.com/blog/2015/05/data-visualization-python/</text:a></text:p>
      <text:p text:style-name="Standard"/>
      <text:p text:style-name="Standard"><text:a xlink:type="simple" xlink:href="http://www.gnuplot.info/" text:style-name="Internet_20_link" text:visited-style-name="Visited_20_Internet_20_Link">http://www.gnuplot.info/</text:a></text:p>
      <text:p text:style-name="Standard"/>
      <text:p text:style-name="Standard"><text:a xlink:type="simple" xlink:href="http://www.creativebloq.com/design-tools/data-visualization-712402" text:style-name="Internet_20_link" text:visited-style-name="Visited_20_Internet_20_Link">http://www.creativebloq.com/design-tools/data-visualization-712402</text:a></text:p>
      <text:p text:style-name="Standard"/>
      <text:p text:style-name="Standard"><text:a xlink:type="simple" xlink:href="http://www.meetup.com/orlandodata/" text:style-name="Internet_20_link" text:visited-style-name="Visited_20_Internet_20_Link">http://www.meetup.com/orlandodata/</text:a></text:p>
      <text:p text:style-name="Standard"/>
      <text:p text:style-name="Standard"><text:a xlink:type="simple" xlink:href="http://stackoverflow.com/questions/123378/command-line-unix-ascii-based-charting-plotting-tool" text:style-name="Internet_20_link" text:visited-style-name="Visited_20_Internet_20_Link">http://stackoverflow.com/questions/123378/command-line-unix-ascii-based-charting-plotting-too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mote </meta:initial-creator>
    <meta:creation-date>2015-11-16T19:37:20.374911726</meta:creation-date>
    <dc:date>2015-11-18T09:05:02.73</dc:date>
    <dc:creator>Jerrry Reed</dc:creator>
    <meta:editing-duration>PT2H21M46S</meta:editing-duration>
    <meta:editing-cycles>16</meta:editing-cycles>
    <meta:generator>OpenOffice/4.1.1$Win32 OpenOffice.org_project/411m6$Build-9775</meta:generator>
    <meta:document-statistic meta:table-count="1" meta:image-count="0" meta:object-count="0" meta:page-count="4" meta:paragraph-count="116" meta:word-count="979" meta:character-count="7582"/>
  </office:meta>
</office:document-meta>
</file>